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2T09:33:39.39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4.2$Windows_X86_64 LibreOffice_project/dcf040e67528d9187c66b2379df5ea4407429775</meta:generator>
  </office:meta>
</office:document-meta>
</file>